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lip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 #</text:p>
          </table:table-cell>
          <table:table-cell table:style-name="ce1" office:value-type="string" calcext:value-type="string">
            <text:p>VO Array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the g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t-settings init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n/why I left my j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brief timeline: started game dev, domg, larger proje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_array_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 building games in one week: scoping and prio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_array_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 healthy work bounda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_array_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crificing accessibility for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_array_1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coming more active on twi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_array_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andoned projects, genesis for this 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_array_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andoning longer projects after a sticking 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_array_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rst commercial gam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_array_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orking in the games industr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_array_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ming the g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_array_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ying the manh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_array_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l fabric and straw...never made 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_array_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ver made a cinema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_array_3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itial breakthroughs vs. boring w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_array_3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sing the sp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_array_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riting the scri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_array_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 this a gam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_array_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nnibalizing older proje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_array_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olution of monetization strateg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_array_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 flexible, but draw clear boundar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_array_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xed thoughts on accessibility in this 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_array_5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ynthesizing game design tak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_array_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de it out of the maze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D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6:36:50.042751780</meta:creation-date>
    <dc:date>2021-09-03T08:24:47.521187014</dc:date>
    <meta:editing-duration>PT45M47S</meta:editing-duration>
    <meta:editing-cycles>1</meta:editing-cycles>
    <meta:document-statistic meta:table-count="1" meta:cell-count="108" meta:object-count="0"/>
    <meta:generator>LibreOffice/6.4.7.2$Linux_X86_64 LibreOffice_project/40$Build-2</meta:generator>
  </office:meta>
</office:document-meta>
</file>